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Text_20_body">
      <style:text-properties officeooo:paragraph-rsid="00005533"/>
    </style:style>
    <style:style style:name="P3" style:family="paragraph" style:parent-style-name="Text_20_body">
      <style:text-properties officeooo:rsid="00005533" officeooo:paragraph-rsid="00005533"/>
    </style:style>
    <style:style style:name="P4" style:family="paragraph" style:parent-style-name="Text_20_body">
      <style:paragraph-properties fo:margin-top="0in" fo:margin-bottom="0in" style:contextual-spacing="false"/>
      <style:text-properties officeooo:rsid="00005533" officeooo:paragraph-rsid="00005533"/>
    </style:style>
    <style:style style:name="P5" style:family="paragraph" style:parent-style-name="Text_20_body">
      <style:text-properties officeooo:rsid="00005533" officeooo:paragraph-rsid="0001cbf0"/>
    </style:style>
    <style:style style:name="P6" style:family="paragraph" style:parent-style-name="Text_20_body">
      <style:paragraph-properties fo:margin-top="0in" fo:margin-bottom="0in" style:contextual-spacing="false"/>
      <style:text-properties officeooo:rsid="00035274" officeooo:paragraph-rsid="00035274"/>
    </style:style>
    <style:style style:name="P7" style:family="paragraph" style:parent-style-name="Text_20_body">
      <style:paragraph-properties fo:margin-top="0in" fo:margin-bottom="0in" style:contextual-spacing="false"/>
      <style:text-properties officeooo:rsid="000ead2a" officeooo:paragraph-rsid="000ead2a"/>
    </style:style>
    <style:style style:name="P8" style:family="paragraph" style:parent-style-name="Heading_20_1" style:list-style-name=""/>
    <style:style style:name="P9" style:family="paragraph" style:parent-style-name="Heading_20_1">
      <style:paragraph-properties fo:break-before="page"/>
    </style:style>
    <style:style style:name="P10" style:family="paragraph" style:parent-style-name="Heading_20_1">
      <style:paragraph-properties fo:break-before="page"/>
      <style:text-properties officeooo:paragraph-rsid="00005533"/>
    </style:style>
    <style:style style:name="P11" style:family="paragraph" style:parent-style-name="Heading_20_1" style:list-style-name="">
      <style:text-properties officeooo:rsid="00005533" officeooo:paragraph-rsid="00005533"/>
    </style:style>
    <style:style style:name="P12" style:family="paragraph" style:parent-style-name="Text_20_body" style:list-style-name="">
      <style:text-properties officeooo:rsid="0013dfe6" officeooo:paragraph-rsid="0013dfe6"/>
    </style:style>
    <style:style style:name="P13" style:family="paragraph" style:parent-style-name="Text_20_body" style:list-style-name="L1">
      <style:text-properties officeooo:rsid="0013dfe6" officeooo:paragraph-rsid="0013dfe6"/>
    </style:style>
    <style:style style:name="P14" style:family="paragraph" style:parent-style-name="Text_20_body" style:list-style-name="L5">
      <style:paragraph-properties fo:margin-top="0in" fo:margin-bottom="0in" style:contextual-spacing="false"/>
      <style:text-properties officeooo:rsid="0013dfe6" officeooo:paragraph-rsid="0013dfe6"/>
    </style:style>
    <style:style style:name="P15" style:family="paragraph" style:parent-style-name="Text_20_body" style:list-style-name="">
      <style:text-properties officeooo:rsid="00148e84" officeooo:paragraph-rsid="00148e84"/>
    </style:style>
    <style:style style:name="P16" style:family="paragraph" style:parent-style-name="Text_20_body" style:list-style-name="L2">
      <style:paragraph-properties fo:margin-top="0in" fo:margin-bottom="0in" style:contextual-spacing="false"/>
      <style:text-properties officeooo:rsid="00165a04" officeooo:paragraph-rsid="00005533"/>
    </style:style>
    <style:style style:name="P17" style:family="paragraph" style:parent-style-name="Text_20_body" style:list-style-name="L3">
      <style:paragraph-properties fo:margin-top="0in" fo:margin-bottom="0in" style:contextual-spacing="false"/>
      <style:text-properties officeooo:rsid="000ead2a" officeooo:paragraph-rsid="000ead2a"/>
    </style:style>
    <style:style style:name="P18" style:family="paragraph" style:parent-style-name="Text_20_body" style:list-style-name="L5">
      <style:paragraph-properties fo:margin-top="0in" fo:margin-bottom="0in" style:contextual-spacing="false"/>
      <style:text-properties officeooo:rsid="000ead2a" officeooo:paragraph-rsid="000ead2a"/>
    </style:style>
    <style:style style:name="P19" style:family="paragraph" style:parent-style-name="Text_20_body" style:list-style-name="L3">
      <style:paragraph-properties fo:margin-top="0in" fo:margin-bottom="0in" style:contextual-spacing="false"/>
      <style:text-properties officeooo:rsid="001804f1" officeooo:paragraph-rsid="001804f1"/>
    </style:style>
    <style:style style:name="P20" style:family="paragraph" style:parent-style-name="Text_20_body" style:list-style-name="L3">
      <style:paragraph-properties fo:margin-top="0in" fo:margin-bottom="0in" style:contextual-spacing="false"/>
      <style:text-properties officeooo:rsid="001af740" officeooo:paragraph-rsid="001af740"/>
    </style:style>
    <style:style style:name="P21" style:family="paragraph" style:parent-style-name="Text_20_body" style:list-style-name="L2">
      <style:paragraph-properties fo:margin-top="0in" fo:margin-bottom="0in" style:contextual-spacing="false"/>
      <style:text-properties officeooo:rsid="00035274" officeooo:paragraph-rsid="00035274"/>
    </style:style>
    <style:style style:name="P22" style:family="paragraph" style:parent-style-name="Text_20_body" style:list-style-name="L4">
      <style:paragraph-properties fo:margin-top="0in" fo:margin-bottom="0in" style:contextual-spacing="false"/>
      <style:text-properties officeooo:rsid="00035274" officeooo:paragraph-rsid="00035274"/>
    </style:style>
    <style:style style:name="P23" style:family="paragraph" style:parent-style-name="Text_20_body" style:list-style-name="L5">
      <style:paragraph-properties fo:margin-top="0in" fo:margin-bottom="0in" style:contextual-spacing="false"/>
      <style:text-properties officeooo:rsid="00035274" officeooo:paragraph-rsid="000ead2a"/>
    </style:style>
    <style:style style:name="P24" style:family="paragraph" style:parent-style-name="Text_20_body" style:list-style-name="L5">
      <style:paragraph-properties fo:margin-top="0in" fo:margin-bottom="0in" style:contextual-spacing="false"/>
      <style:text-properties officeooo:rsid="00035274" officeooo:paragraph-rsid="00049bb9"/>
    </style:style>
    <style:style style:name="P25" style:family="paragraph" style:parent-style-name="Text_20_body" style:list-style-name="L5">
      <style:paragraph-properties fo:margin-top="0in" fo:margin-bottom="0in" style:contextual-spacing="false"/>
      <style:text-properties officeooo:rsid="00035274" officeooo:paragraph-rsid="00035274"/>
    </style:style>
    <style:style style:name="P26" style:family="paragraph" style:parent-style-name="Text_20_body" style:list-style-name="L4">
      <style:paragraph-properties fo:margin-top="0in" fo:margin-bottom="0in" style:contextual-spacing="false"/>
      <style:text-properties officeooo:paragraph-rsid="00035274"/>
    </style:style>
    <style:style style:name="P27" style:family="paragraph" style:parent-style-name="Text_20_body" style:list-style-name="L4">
      <style:paragraph-properties fo:margin-top="0in" fo:margin-bottom="0in" style:contextual-spacing="false"/>
      <style:text-properties officeooo:rsid="00005533" officeooo:paragraph-rsid="00035274"/>
    </style:style>
    <style:style style:name="P28" style:family="paragraph" style:parent-style-name="Text_20_body" style:list-style-name="L4">
      <style:paragraph-properties fo:margin-top="0in" fo:margin-bottom="0in" style:contextual-spacing="false"/>
      <style:text-properties officeooo:rsid="00005533" officeooo:paragraph-rsid="0001cbf0"/>
    </style:style>
    <style:style style:name="P29" style:family="paragraph" style:parent-style-name="Text_20_body" style:list-style-name="L6">
      <style:paragraph-properties fo:margin-top="0in" fo:margin-bottom="0in" style:contextual-spacing="false"/>
      <style:text-properties officeooo:rsid="00005533" officeooo:paragraph-rsid="00005533"/>
    </style:style>
    <style:style style:name="P30" style:family="paragraph" style:parent-style-name="Text_20_body" style:list-style-name="L4">
      <style:paragraph-properties fo:margin-top="0in" fo:margin-bottom="0in" style:contextual-spacing="false"/>
      <style:text-properties officeooo:rsid="0001cbf0" officeooo:paragraph-rsid="0001cbf0"/>
    </style:style>
    <style:style style:name="P31" style:family="paragraph" style:parent-style-name="Text_20_body" style:list-style-name="L4">
      <style:paragraph-properties fo:margin-top="0in" fo:margin-bottom="0in" style:contextual-spacing="false"/>
      <style:text-properties officeooo:rsid="00047044" officeooo:paragraph-rsid="000a962a"/>
    </style:style>
    <style:style style:name="P32" style:family="paragraph" style:parent-style-name="Text_20_body" style:list-style-name="L4">
      <style:paragraph-properties fo:margin-top="0in" fo:margin-bottom="0in" style:contextual-spacing="false"/>
      <style:text-properties officeooo:rsid="0005932a" officeooo:paragraph-rsid="0005932a"/>
    </style:style>
    <style:style style:name="P33" style:family="paragraph" style:parent-style-name="Text_20_body" style:list-style-name="L5">
      <style:paragraph-properties fo:margin-top="0in" fo:margin-bottom="0in" style:contextual-spacing="false"/>
      <style:text-properties officeooo:rsid="0005932a" officeooo:paragraph-rsid="000ead2a"/>
    </style:style>
    <style:style style:name="P34" style:family="paragraph" style:parent-style-name="Text_20_body" style:list-style-name="L4">
      <style:paragraph-properties fo:margin-top="0in" fo:margin-bottom="0in" style:contextual-spacing="false"/>
      <style:text-properties officeooo:rsid="000910dc" officeooo:paragraph-rsid="000910dc"/>
    </style:style>
    <style:style style:name="P35" style:family="paragraph" style:parent-style-name="Text_20_body" style:list-style-name="L5">
      <style:paragraph-properties fo:margin-top="0in" fo:margin-bottom="0in" style:contextual-spacing="false"/>
      <style:text-properties officeooo:rsid="000b2fc4" officeooo:paragraph-rsid="000b2fc4"/>
    </style:style>
    <style:style style:name="P36" style:family="paragraph" style:parent-style-name="Text_20_body" style:list-style-name="L5">
      <style:paragraph-properties fo:margin-top="0in" fo:margin-bottom="0in" style:contextual-spacing="false"/>
      <style:text-properties officeooo:rsid="000cec49" officeooo:paragraph-rsid="000cec49"/>
    </style:style>
    <style:style style:name="P37" style:family="paragraph" style:parent-style-name="Text_20_body" style:list-style-name="L5">
      <style:paragraph-properties fo:margin-top="0in" fo:margin-bottom="0in" style:contextual-spacing="false"/>
      <style:text-properties officeooo:rsid="000e65f3" officeooo:paragraph-rsid="000e65f3"/>
    </style:style>
    <style:style style:name="P38" style:family="paragraph" style:parent-style-name="Text_20_body" style:list-style-name="L5">
      <style:paragraph-properties fo:margin-top="0in" fo:margin-bottom="0in" style:contextual-spacing="false"/>
      <style:text-properties officeooo:rsid="000707f6" officeooo:paragraph-rsid="000b0ece"/>
    </style:style>
    <style:style style:name="P39" style:family="paragraph" style:parent-style-name="Text_20_body" style:list-style-name="L5">
      <style:paragraph-properties fo:margin-top="0in" fo:margin-bottom="0in" style:contextual-spacing="false"/>
      <style:text-properties officeooo:rsid="0003749e" officeooo:paragraph-rsid="000ead2a"/>
    </style:style>
    <style:style style:name="P40" style:family="paragraph" style:parent-style-name="Text_20_body" style:list-style-name="L5">
      <style:paragraph-properties fo:margin-top="0in" fo:margin-bottom="0in" style:contextual-spacing="false"/>
      <style:text-properties officeooo:rsid="0003749e" officeooo:paragraph-rsid="0016bdd4"/>
    </style:style>
    <style:style style:name="P41" style:family="paragraph" style:parent-style-name="Text_20_body" style:list-style-name="L5">
      <style:paragraph-properties fo:margin-top="0in" fo:margin-bottom="0in" style:contextual-spacing="false"/>
      <style:text-properties officeooo:rsid="0016a7b2" officeooo:paragraph-rsid="0016a7b2"/>
    </style:style>
    <style:style style:name="P42" style:family="paragraph" style:parent-style-name="Text_20_body" style:list-style-name="L3">
      <style:paragraph-properties fo:margin-top="0in" fo:margin-bottom="0in" style:contextual-spacing="false"/>
      <style:text-properties officeooo:rsid="001c5e39" officeooo:paragraph-rsid="001c5e39"/>
    </style:style>
    <style:style style:name="T1" style:family="text">
      <style:text-properties officeooo:rsid="00005533"/>
    </style:style>
    <style:style style:name="T2" style:family="text">
      <style:text-properties officeooo:rsid="0001cbf0"/>
    </style:style>
    <style:style style:name="T3" style:family="text">
      <style:text-properties style:text-underline-style="solid" style:text-underline-width="auto" style:text-underline-color="font-color"/>
    </style:style>
    <style:style style:name="T4" style:family="text">
      <style:text-properties fo:font-style="italic" officeooo:rsid="0001cbf0" style:font-style-asian="italic" style:font-style-complex="italic"/>
    </style:style>
    <style:style style:name="T5" style:family="text">
      <style:text-properties officeooo:rsid="00035274"/>
    </style:style>
    <style:style style:name="T6" style:family="text">
      <style:text-properties officeooo:rsid="0003749e"/>
    </style:style>
    <style:style style:name="T7" style:family="text">
      <style:text-properties officeooo:rsid="00049bb9"/>
    </style:style>
    <style:style style:name="T8" style:family="text">
      <style:text-properties officeooo:rsid="0005932a"/>
    </style:style>
    <style:style style:name="T9" style:family="text">
      <style:text-properties officeooo:rsid="000a962a"/>
    </style:style>
    <style:style style:name="T10" style:family="text">
      <style:text-properties officeooo:rsid="000b0ece"/>
    </style:style>
    <style:style style:name="T11" style:family="text">
      <style:text-properties officeooo:rsid="000cec49"/>
    </style:style>
    <style:style style:name="T12" style:family="text">
      <style:text-properties officeooo:rsid="000e65f3"/>
    </style:style>
    <style:style style:name="T13" style:family="text">
      <style:text-properties officeooo:rsid="000ead2a"/>
    </style:style>
    <style:style style:name="T14" style:family="text">
      <style:text-properties officeooo:rsid="0016bdd4"/>
    </style:style>
    <style:style style:name="T15" style:family="text">
      <style:text-properties officeooo:rsid="001b9396"/>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105_1540338821" text:style-name="Index_20_Link" text:visited-style-name="Index_20_Link">Scene Treatment<text:tab/>2</text:a></text:p>
          <text:p text:style-name="P1"><text:a xlink:type="simple" xlink:href="#__RefHeading___Toc107_1540338821" text:style-name="Index_20_Link" text:visited-style-name="Index_20_Link">Character Design<text:tab/>3</text:a></text:p>
          <text:p text:style-name="P1"><text:a xlink:type="simple" xlink:href="#__RefHeading___Toc109_1540338821" text:style-name="Index_20_Link" text:visited-style-name="Index_20_Link">Environment Design<text:tab/>4</text:a></text:p>
          <text:p text:style-name="P1"><text:a xlink:type="simple" xlink:href="#__RefHeading___Toc111_1540338821" text:style-name="Index_20_Link" text:visited-style-name="Index_20_Link">Treatment Review<text:tab/>5</text:a></text:p>
          <text:p text:style-name="P1"><text:a xlink:type="simple" xlink:href="#__RefHeading___Toc113_1540338821" text:style-name="Index_20_Link" text:visited-style-name="Index_20_Link">Storyboard Design<text:tab/>6</text:a></text:p>
        </text:index-body>
      </text:table-of-content>
      <text:h text:style-name="P8" text:outline-level="1"/>
      <text:h text:style-name="P12" text:outline-level="1">To make a scene there is usually a lot of research needed. This tool will use a structured prompt to infer and propose story elements that would be used for the storyboard. The goal is for the user to record the content, so no special effects are assumed, and also the default content safety settings will be used.</text:h>
      <text:h text:style-name="P12" text:outline-level="1"/>
      <text:h text:style-name="P12" text:outline-level="1">No adjustments to mitigate risks. Genres like horror are not produced.</text:h>
      <text:h text:style-name="P12" text:outline-level="1"/>
      <text:h text:style-name="P15" text:outline-level="1">Settings: Temperature?</text:h>
      <text:h text:style-name="P12" text:outline-level="1"/>
      <text:h text:style-name="P12" text:outline-level="1">new, cinematic storytelling</text:h>
      <text:h text:style-name="P12" text:outline-level="1">GenAI app Working prototype</text:h>
      <text:h text:style-name="P12" text:outline-level="1"/>
      <text:h text:style-name="P12" text:outline-level="1">Improve on the uniqueness of a creative project.</text:h>
      <text:list xml:id="list3171906110" text:style-name="L1">
        <text:list-item>
          <text:h text:style-name="P13" text:outline-level="1">Creativity, originality</text:h>
        </text:list-item>
        <text:list-item>
          <text:h text:style-name="P13" text:outline-level="1">Implementation (effective, efficient, accessibility)</text:h>
        </text:list-item>
        <text:list-item>
          <text:h text:style-name="P13" text:outline-level="1">Potential value to business</text:h>
        </text:list-item>
        <text:list-item>
          <text:h text:style-name="P13" text:outline-level="1">Community impact (Education, Training, Tutor, Chatbot)</text:h>
        </text:list-item>
      </text:list>
      <text:h text:style-name="P12" text:outline-level="1"/>
      <text:h text:style-name="P12" text:outline-level="1"/>
      <text:h text:style-name="P9" text:outline-level="1"><text:bookmark-start text:name="__RefHeading___Toc105_1540338821"/>Scene Treatment<text:bookmark-end text:name="__RefHeading___Toc105_1540338821"/></text:h>
      <text:p text:style-name="P5">Goal: <text:span text:style-name="T2">GenAI c</text:span>ontent generation <text:span text:style-name="T2">tool. Create s</text:span>toryboards <text:span text:style-name="T2">for </text:span>short, cinematic, and entertaining <text:span text:style-name="T2">videos for </text:span><text:span text:style-name="T4">you</text:span> to record. </text:p>
      <text:p text:style-name="P4"><text:span text:style-name="T3">Questions</text:span>:</text:p>
      <text:list xml:id="list2660536208" text:style-name="L2">
        <text:list-item>
          <text:p text:style-name="P16">* “I want to make a TikTok about my shoes. I am currently in LAX and I want to visit cool places where I can make them shine”</text:p>
        </text:list-item>
        <text:list-item>
          <text:p text:style-name="P16">* “A commercial about coffee in a coffee shop”’</text:p>
        </text:list-item>
        <text:list-item>
          <text:p text:style-name="P16">* “I want to tell the world that my friend is the best friend”</text:p>
        </text:list-item>
        <text:list-item>
          <text:p text:style-name="P16">* “A short story about the good times”</text:p>
        </text:list-item>
        <text:list-item>
          <text:p text:style-name="P16">* “The best wedding ever to the tune of </text:p>
        </text:list-item>
        <text:list-item>
          <text:p text:style-name="P16">* A small skateboarding video</text:p>
        </text:list-item>
        <text:list-item>
          <text:p text:style-name="P16">* Help me promote adoption of animals in my shelter.</text:p>
        </text:list-item>
        <text:list-item>
          <text:p text:style-name="P16">* Help me promote my shoe store. </text:p>
        </text:list-item>
        <text:list-item>
          <text:p text:style-name="P16">* Help me promote my restaurant.</text:p>
        </text:list-item>
        <text:list-item>
          <text:p text:style-name="P16">* Funny cat video ideas</text:p>
        </text:list-item>
        <text:list-item>
          <text:p text:style-name="P16">* I have a community center to teach young students about environment. Help me make an ad to promote it. We have fully knowledgeable teachers.</text:p>
        </text:list-item>
        <text:list-item>
          <text:p text:style-name="P16">* Can you teach me about the greenhouse effect?</text:p>
        </text:list-item>
      </text:list>
      <text:p text:style-name="P6"/>
      <text:p text:style-name="P7">Goals</text:p>
      <text:list xml:id="list2293188719" text:style-name="L3">
        <text:list-item>
          <text:p text:style-name="P17">Business: Sell a product. Solve a problem</text:p>
        </text:list-item>
        <text:list-item>
          <text:p text:style-name="P17">Entertainment: Evoke an emotion.</text:p>
        </text:list-item>
        <text:list-item>
          <text:p text:style-name="P19">Educational: Make a short story to illustrate a new concept.</text:p>
        </text:list-item>
        <text:list-item>
          <text:p text:style-name="P17">News: NA</text:p>
        </text:list-item>
        <text:list-item>
          <text:p text:style-name="P20">Political <text:span text:style-name="T15">Propaganda: NA (How to even prompt this?)</text:span></text:p>
        </text:list-item>
        <text:list-item>
          <text:p text:style-name="P42">Historianx1</text:p>
        </text:list-item>
      </text:list>
      <text:list xml:id="list182308205516636" text:continue-list="list2660536208" text:style-name="L2">
        <text:list-header>
          <text:p text:style-name="P21"/>
        </text:list-header>
      </text:list>
      <text:p text:style-name="P6"><text:span text:style-name="T3">Input</text:span>:</text:p>
      <text:list xml:id="list3667635186" text:style-name="L4">
        <text:list-item>
          <text:p text:style-name="P26"><text:span text:style-name="T2">Define</text:span><text:span text:style-name="T1"> </text:span></text:p>
          <text:list>
            <text:list-item>
              <text:p text:style-name="P27">location. </text:p>
            </text:list-item>
            <text:list-item>
              <text:p text:style-name="P28"><text:span text:style-name="T5">P</text:span>articular <text:span text:style-name="T2">item to highlight</text:span></text:p>
            </text:list-item>
            <text:list-item>
              <text:p text:style-name="P22">How creative they want the storyboards to be.</text:p>
            </text:list-item>
          </text:list>
        </text:list-item>
        <text:list-item>
          <text:p text:style-name="P27"><text:span text:style-name="T5">Choose:</text:span><text:span text:style-name="T2"> </text:span></text:p>
          <text:list>
            <text:list-item>
              <text:p text:style-name="P27"><text:span text:style-name="T5">E</text:span><text:span text:style-name="T2">motion they want their audience to feel</text:span></text:p>
            </text:list-item>
            <text:list-item>
              <text:p text:style-name="P30">characters</text:p>
            </text:list-item>
            <text:list-item>
              <text:p text:style-name="P30">Genre</text:p>
            </text:list-item>
            <text:list-item>
              <text:p text:style-name="P28"><text:span text:style-name="T2">Dialogue/ Narration/ Music (</text:span>Using trendy audio<text:span text:style-name="T2">)</text:span></text:p>
            </text:list-item>
            <text:list-item>
              <text:p text:style-name="P31">Consider new props for new genres. <text:span text:style-name="T9">Add Symbolisms.</text:span></text:p>
            </text:list-item>
            <text:list-item>
              <text:p text:style-name="P32">Consider Drone shots</text:p>
            </text:list-item>
          </text:list>
        </text:list-item>
        <text:list-item>
          <text:p text:style-name="P34">Places for reference. Take<text:span text:style-name="T10"> a photo of the business place. </text:span></text:p>
        </text:list-item>
        <text:list-item>
          <text:p text:style-name="P34">Object of reference.</text:p>
        </text:list-item>
      </text:list>
      <text:p text:style-name="P6"><text:soft-page-break/>Rules:</text:p>
      <text:list xml:id="list3689489857" text:style-name="L5">
        <text:list-item>
          <text:p text:style-name="P14">Use default safety settings.</text:p>
        </text:list-item>
        <text:list-item>
          <text:p text:style-name="P35">Take the role of a comic book writer. Your task is to redact a small script with enough visual details that will help the artist visualize the scene that is written in page. </text:p>
        </text:list-item>
        <text:list-item>
          <text:p text:style-name="P36">For the script avoid using redundant adjectives.</text:p>
        </text:list-item>
        <text:list-item>
          <text:p text:style-name="P36">Your goal is to highlight the {object} and its variations.</text:p>
        </text:list-item>
        <text:list-item>
          <text:p text:style-name="P37">Consider one narrator, or a small conversation.</text:p>
        </text:list-item>
        <text:list-item>
          <text:p text:style-name="P36">Infer (Temperature 0) </text:p>
          <text:list>
            <text:list-item>
              <text:p text:style-name="P36">List Common variations of the {object}</text:p>
            </text:list-item>
            <text:list-item>
              <text:p text:style-name="P36">List Common usages of the {object}</text:p>
            </text:list-item>
            <text:list-item>
              <text:p text:style-name="P36">What are some {object} actions?</text:p>
            </text:list-item>
            <text:list-item>
              <text:p text:style-name="P36">List emotions that <text:span text:style-name="T12">the usage of </text:span>{object} can provide.</text:p>
            </text:list-item>
            <text:list-item>
              <text:p text:style-name="P36"><text:s/>Places where the {object} can be used</text:p>
            </text:list-item>
            <text:list-item>
              <text:p text:style-name="P36">X Assume a city by default. Add different </text:p>
            </text:list-item>
          </text:list>
        </text:list-item>
        <text:list-item>
          <text:p text:style-name="P14">Use symbolic elements to convey an idea.</text:p>
        </text:list-item>
        <text:list-item>
          <text:p text:style-name="P38"><text:span text:style-name="T10">Make assumptions to fill in user input. </text:span>Extract from user input: {Choose}</text:p>
        </text:list-item>
        <text:list-item>
          <text:p text:style-name="P35">The first assumption is that you will be </text:p>
        </text:list-item>
        <text:list-item>
          <text:p text:style-name="P39">Fixed genres: </text:p>
          <text:list>
            <text:list-item>
              <text:p text:style-name="P33"><text:span text:style-name="T13">Avoid R</text:span><text:span text:style-name="T11">edundant adjectives</text:span> </text:p>
            </text:list-item>
            <text:list-item>
              <text:p text:style-name="P41">Avoid cartoon designs.</text:p>
            </text:list-item>
            <text:list-item>
              <text:p text:style-name="P23"><text:span text:style-name="T13">Avoid f</text:span>antasy <text:span text:style-name="T13">elements or scripts.</text:span></text:p>
            </text:list-item>
            <text:list-item>
              <text:p text:style-name="P18">Avoid a<text:span text:style-name="T5">nthropomorphic animals </text:span><text:span text:style-name="T7">or objects</text:span><text:span text:style-name="T5">. </text:span></text:p>
            </text:list-item>
            <text:list-item>
              <text:p text:style-name="P23"><text:span text:style-name="T13">Avoid r</text:span><text:span text:style-name="T6">isky </text:span><text:span text:style-name="T8">cinematic </text:span><text:span text:style-name="T6">shots</text:span></text:p>
            </text:list-item>
            <text:list-item>
              <text:p text:style-name="P18">Avoid describing new panels to describe subtle movements in a same scene.</text:p>
            </text:list-item>
          </text:list>
        </text:list-item>
        <text:list-item>
          <text:p text:style-name="P24"><text:span text:style-name="T7">Consider any </text:span><text:span text:style-name="T6">place on earth </text:span><text:span text:style-name="T7">accessible to the public</text:span><text:span text:style-name="T6">.</text:span></text:p>
        </text:list-item>
        <text:list-item>
          <text:p text:style-name="P25">Start by working with character archetypes and add them unique personality traits relevant to the plot.</text:p>
        </text:list-item>
        <text:list-item>
          <text:p text:style-name="P40"><text:span text:style-name="T8">Use </text:span><text:span text:style-name="T14">peer-reviewed </text:span><text:span text:style-name="T8">scientific facts </text:span><text:span text:style-name="T14">when creating educational content.</text:span></text:p>
        </text:list-item>
        <text:list-item>
          <text:p text:style-name="P40"><text:span text:style-name="T14">For character designs </text:span><text:span text:style-name="T8">real people, </text:span><text:span text:style-name="T14">real places</text:span></text:p>
        </text:list-item>
      </text:list>
      <text:p text:style-name="P4"/>
      <text:p text:style-name="P4"/>
      <text:list xml:id="list1061727281" text:style-name="L6">
        <text:list-item>
          <text:p text:style-name="P29">Teach: A speaker and a receiver</text:p>
        </text:list-item>
        <text:list-item>
          <text:p text:style-name="P29">Funny: An ironic interpretation of a statement</text:p>
        </text:list-item>
      </text:list>
      <text:p text:style-name="P4"/>
      <text:p text:style-name="P3">Understand safety risks: genre of the commercial</text:p>
      <text:p text:style-name="P3">Consider adjustments: Adjust filter for specific </text:p>
      <text:p text:style-name="P3"/>
      <text:p text:style-name="P3"/>
      <text:p text:style-name="P3"/>
      <text:h text:style-name="P10" text:outline-level="1"><text:bookmark-start text:name="__RefHeading___Toc107_1540338821"/>Character Design<text:bookmark-end text:name="__RefHeading___Toc107_1540338821"/></text:h>
      <text:p text:style-name="P2"/>
      <text:h text:style-name="P9" text:outline-level="1"><text:bookmark-start text:name="__RefHeading___Toc109_1540338821"/>Environment Design<text:bookmark-end text:name="__RefHeading___Toc109_1540338821"/></text:h>
      <text:p text:style-name="Text_20_body"/>
      <text:h text:style-name="P9" text:outline-level="1"><text:bookmark-start text:name="__RefHeading___Toc111_1540338821"/>Treatment Review<text:bookmark-end text:name="__RefHeading___Toc111_1540338821"/></text:h>
      <text:p text:style-name="P3">sds</text:p>
      <text:h text:style-name="P11" text:outline-level="1"/>
      <text:h text:style-name="P9" text:outline-level="1" text:is-list-header="true"><text:bookmark-start text:name="__RefHeading___Toc113_1540338821"/>Storyboard Design<text:bookmark-end text:name="__RefHeading___Toc113_1540338821"/></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5T10:49:41.490268306</meta:creation-date>
    <dc:date>2024-04-16T18:23:07.834617895</dc:date>
    <meta:editing-duration>PT9H39M23S</meta:editing-duration>
    <meta:editing-cycles>20</meta:editing-cycles>
    <meta:generator>LibreOffice/7.3.7.2$Linux_X86_64 LibreOffice_project/30$Build-2</meta:generator>
    <meta:document-statistic meta:table-count="0" meta:image-count="0" meta:object-count="0" meta:page-count="7" meta:paragraph-count="89" meta:word-count="669" meta:character-count="3746" meta:non-whitespace-character-count="3213"/>
  </office:meta>
</office:document-meta>
</file>